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14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4.789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6.018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623cm"/>
    </style:style>
    <style:style style:name="co21" style:family="table-column">
      <style:table-column-properties fo:break-before="auto" style:column-width="2.138cm"/>
    </style:style>
    <style:style style:name="co22" style:family="table-column">
      <style:table-column-properties fo:break-before="auto" style:column-width="7.765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2.817cm"/>
    </style:style>
    <style:style style:name="co29" style:family="table-column">
      <style:table-column-properties fo:break-before="auto" style:column-width="2.559cm"/>
    </style:style>
    <style:style style:name="co30" style:family="table-column">
      <style:table-column-properties fo:break-before="auto" style:column-width="7.796cm"/>
    </style:style>
    <style:style style:name="co31" style:family="table-column">
      <style:table-column-properties fo:break-before="auto" style:column-width="4.951cm"/>
    </style:style>
    <style:style style:name="co32" style:family="table-column">
      <style:table-column-properties fo:break-before="auto" style:column-width="4.078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rem-lk.xml</text:p>
          </table:table-cell>
          <table:table-cell office:value-type="string">
            <text:p>rem-lk.x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2-04-10 06:04:53</text:p>
          </table:table-cell>
          <table:table-cell office:value-type="string">
            <text:p>2012-03-23 07:19:07</text:p>
          </table:table-cell>
        </table:table-row>
        <table:table-row table:style-name="ro1">
          <table:table-cell office:value-type="string">
            <text:p>rem-cd.xml</text:p>
          </table:table-cell>
          <table:table-cell office:value-type="string">
            <text:p>rem-cd.x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2-04-10 06:04:54</text:p>
          </table:table-cell>
          <table:table-cell office:value-type="string">
            <text:p>2012-04-10 06:49:49</text:p>
          </table:table-cell>
        </table:table-row>
        <table:table-row table:style-name="ro1">
          <table:table-cell office:value-type="string">
            <text:p>rem-cg.xml</text:p>
          </table:table-cell>
          <table:table-cell office:value-type="string">
            <text:p>rem-cg.x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012-04-10 06:04:53</text:p>
          </table:table-cell>
          <table:table-cell office:value-type="string">
            <text:p>2012-04-10 06:44:09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U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GBP)</text:p>
          </table:table-cell>
          <table:table-cell table:number-columns-repeated="3"/>
        </table:table-row>
        <table:table-row table:style-name="ro1"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urrency (EUR)</text:p>
          </table:table-cell>
          <table:table-cell table:number-columns-repeated="3"/>
        </table:table-row>
        <table:table-row table:style-name="ro1"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  <table:table-row table:style-name="ro1">
          <table:table-cell office:value-type="string">
            <text:p>A02</text:p>
          </table:table-cell>
          <table:table-cell office:value-type="string">
            <text:p>Objectives / Purpose of activity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06</text:p>
          </table:table-cell>
          <table:table-cell office:value-type="string">
            <text:p>Summary information about contract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</table:table>
      <table:table table:name="geography_new" table:style-name="ta1" table:print="false"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GB-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2003">
            <text:p>4200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GB-COH-3008440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sector" table:style-name="ta1" table:print="false">
        <table:table-column table:style-name="co28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UR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GBP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8742">
            <text:p>874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urrency (EUR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 office:value-type="float" office:value="0">
            <text:p>0</text:p>
          </table:table-cell>
          <table:table-cell office:value-type="float" office:value="506892">
            <text:p>506892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57</dc:date>
    <dc:creator>david </dc:creator>
    <meta:editing-duration>PT00H01M17S</meta:editing-duration>
    <meta:editing-cycles>2</meta:editing-cycles>
    <meta:generator>OpenOffice.org/3.2$Unix OpenOffice.org_project/320m12$Build-9483</meta:generator>
    <meta:document-statistic meta:table-count="10" meta:cell-count="885" meta:object-count="0"/>
  </office:meta>
</office:document-meta>
</file>